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90000021A376ABA9A4208AF36.png" manifest:media-type="image/png"/>
  <manifest:file-entry manifest:full-path="Pictures/10000001000004090000021AA5947D1DC5DE94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officeooo:rsid="001f00b6" officeooo:paragraph-rsid="001f00b6" style:font-size-asian="18.3500003814697pt" style:font-size-complex="2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2</text:p>
      <text:p text:style-name="P1"><draw:frame draw:style-name="fr2" draw:name="Image1" text:anchor-type="char" svg:width="17cm" svg:height="10.301cm" draw:z-index="0"><draw:image xlink:href="Pictures/10000001000004090000021AA5947D1DC5DE94C4.png" xlink:type="simple" xlink:show="embed" xlink:actuate="onLoad" draw:mime-type="image/png"/></draw:frame><draw:frame draw:style-name="fr1" draw:name="Image2" text:anchor-type="char" svg:x="-0.238cm" svg:y="12.674cm" svg:width="17cm" svg:height="10.222cm" draw:z-index="1"><draw:image xlink:href="Pictures/10000001000004090000021A376ABA9A4208AF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9:19:47.258332718</meta:creation-date>
    <dc:date>2023-10-24T19:21:15.194285069</dc:date>
    <meta:editing-duration>PT1M40S</meta:editing-duration>
    <meta:editing-cycles>1</meta:editing-cycles>
    <meta:document-statistic meta:table-count="0" meta:image-count="2" meta:object-count="0" meta:page-count="1" meta:paragraph-count="1" meta:word-count="2" meta:character-count="13" meta:non-whitespace-character-count="12"/>
    <meta:generator>LibreOffice/7.3.7.2$Linux_X86_64 LibreOffice_project/30$Build-2</meta:generator>
  </office:meta>
</office:document-meta>
</file>